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111in" style:rel-column-width="2608*"/>
    </style:style>
    <style:style style:name="Table1.B" style:family="table-column">
      <style:table-column-properties style:column-width="2.2521in" style:rel-column-width="3243*"/>
    </style:style>
    <style:style style:name="Table1.C" style:family="table-column">
      <style:table-column-properties style:column-width="2.8618in" style:rel-column-width="41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4dea" officeooo:paragraph-rsid="00184dea"/>
    </style:style>
    <style:style style:name="P2" style:family="paragraph" style:parent-style-name="Standard">
      <style:paragraph-properties fo:text-align="center" style:justify-single-word="false"/>
      <style:text-properties officeooo:rsid="00184dea" officeooo:paragraph-rsid="00184dea"/>
    </style:style>
    <style:style style:name="P3" style:family="paragraph" style:parent-style-name="Standard">
      <style:text-properties officeooo:rsid="00197a1f" officeooo:paragraph-rsid="00197a1f"/>
    </style:style>
    <style:style style:name="P4" style:family="paragraph" style:parent-style-name="Standard">
      <style:text-properties officeooo:rsid="001abd60" officeooo:paragraph-rsid="001abd60"/>
    </style:style>
    <style:style style:name="P5" style:family="paragraph" style:parent-style-name="Standard">
      <style:text-properties officeooo:rsid="001afda8" officeooo:paragraph-rsid="001afda8"/>
    </style:style>
    <style:style style:name="P6" style:family="paragraph" style:parent-style-name="Table_20_Contents">
      <style:text-properties officeooo:rsid="0018a90a" officeooo:paragraph-rsid="0018a90a"/>
    </style:style>
    <style:style style:name="P7" style:family="paragraph" style:parent-style-name="Table_20_Contents">
      <style:text-properties officeooo:rsid="0018a90a" officeooo:paragraph-rsid="00197a1f"/>
    </style:style>
    <style:style style:name="P8" style:family="paragraph" style:parent-style-name="Table_20_Contents">
      <style:text-properties fo:font-weight="bold" officeooo:rsid="00184dea" officeooo:paragraph-rsid="00184dea" style:font-weight-asian="bold" style:font-weight-complex="bold"/>
    </style:style>
    <style:style style:name="P9" style:family="paragraph" style:parent-style-name="Table_20_Contents">
      <style:text-properties fo:font-weight="bold" officeooo:rsid="0018a90a" officeooo:paragraph-rsid="0018a90a" style:font-weight-asian="bold" style:font-weight-complex="bold"/>
    </style:style>
    <style:style style:name="P10" style:family="paragraph" style:parent-style-name="Table_20_Contents">
      <style:text-properties officeooo:rsid="00197a1f" officeooo:paragraph-rsid="00197a1f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8a9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a90a" style:font-weight-asian="bold" style:font-weight-complex="bold"/>
    </style:style>
    <style:style style:name="T5" style:family="text">
      <style:text-properties officeooo:rsid="00197a1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a90a" style:font-weight-asian="normal" style:font-weight-complex="normal"/>
    </style:style>
    <style:style style:name="T8" style:family="text">
      <style:text-properties fo:font-weight="normal" officeooo:rsid="00197a1f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8a90a" style:font-style-asian="italic" style:font-style-complex="italic"/>
    </style:style>
    <style:style style:name="T11" style:family="text">
      <style:text-properties fo:font-style="italic" officeooo:rsid="00197a1f" style:font-style-asian="italic" style:font-style-complex="italic"/>
    </style:style>
    <style:style style:name="T12" style:family="text">
      <style:text-properties style:text-position="super 58%"/>
    </style:style>
    <style:style style:name="T13" style:family="text">
      <style:text-properties officeooo:rsid="001af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Homotopy</text:span> <text:span text:style-name="T2">Physics</text:span></text:p>
      <text:p text:style-name="P2">by Sven Nilsen, 2021</text:p>
      <text:p text:style-name="P1"/>
      <text:p text:style-name="P1"><text:span text:style-name="T9">In this paper I introduce the idea of </text:span><text:span text:style-name="T11">Homotopy</text:span><text:span text:style-name="T9"> </text:span><text:span text:style-name="T10">Physics</text:span><text:span text:style-name="T9">, which generalises Classical and Quantum </text:span><text:span text:style-name="T10">Physics</text:span><text:span text:style-name="T9"> to </text:span><text:span text:style-name="T10">theories assigned to </text:span><text:span text:style-name="T9">homotopy levels, where n-avatar </text:span><text:span text:style-name="T10">physics</text:span><text:span text:style-name="T9"> corresponds to n-groupoids.</text:span></text:p>
      <text:p text:style-name="P3"/>
      <text:p text:style-name="P3">Homotopy Physics is the idea that for every homotopy level<text:span text:style-name="T12"><text:reference-ref text:reference-format="text" text:ref-name="homotopy level">[1]</text:reference-ref></text:span>, there is an associated physic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Homotopy level</text:p>
          </table:table-cell>
          <table:table-cell table:style-name="Table1.A1" office:value-type="string">
            <text:p text:style-name="P9">Homotopy type theory</text:p>
          </table:table-cell>
          <table:table-cell table:style-name="Table1.C1" office:value-type="string">
            <text:p text:style-name="P9"><text:span text:style-name="T5">H</text:span>omotopy physics</text:p>
          </table:table-cell>
        </table:table-row>
        <table:table-row>
          <table:table-cell table:style-name="Table1.A2" office:value-type="string">
            <text:p text:style-name="P6">h-level 0</text:p>
          </table:table-cell>
          <table:table-cell table:style-name="Table1.A2" office:value-type="string">
            <text:p text:style-name="P6">unit type</text:p>
          </table:table-cell>
          <table:table-cell table:style-name="Table1.C2" office:value-type="string">
            <text:p text:style-name="P6">uniform subjective experience</text:p>
          </table:table-cell>
        </table:table-row>
        <table:table-row>
          <table:table-cell table:style-name="Table1.A2" office:value-type="string">
            <text:p text:style-name="P6">h-level 1</text:p>
          </table:table-cell>
          <table:table-cell table:style-name="Table1.A2" office:value-type="string">
            <text:p text:style-name="P6">h-proposition</text:p>
          </table:table-cell>
          <table:table-cell table:style-name="Table1.C2" office:value-type="string">
            <text:p text:style-name="P6">classical physics</text:p>
          </table:table-cell>
        </table:table-row>
        <table:table-row>
          <table:table-cell table:style-name="Table1.A2" office:value-type="string">
            <text:p text:style-name="P6">h-level 2</text:p>
          </table:table-cell>
          <table:table-cell table:style-name="Table1.A2" office:value-type="string">
            <text:p text:style-name="P6">h-set</text:p>
          </table:table-cell>
          <table:table-cell table:style-name="Table1.C2" office:value-type="string">
            <text:p text:style-name="P6">quantum physics</text:p>
          </table:table-cell>
        </table:table-row>
        <table:table-row>
          <table:table-cell table:style-name="Table1.A2" office:value-type="string">
            <text:p text:style-name="P6">h-level 3</text:p>
          </table:table-cell>
          <table:table-cell table:style-name="Table1.A2" office:value-type="string">
            <text:p text:style-name="P6">h-groupoid</text:p>
          </table:table-cell>
          <table:table-cell table:style-name="Table1.C2" office:value-type="string">
            <text:p text:style-name="P6">avatar physics</text:p>
          </table:table-cell>
        </table:table-row>
        <table:table-row>
          <table:table-cell table:style-name="Table1.A2" office:value-type="string">
            <text:p text:style-name="P6">h-level 4</text:p>
          </table:table-cell>
          <table:table-cell table:style-name="Table1.A2" office:value-type="string">
            <text:p text:style-name="P6">h-2-groupoid</text:p>
          </table:table-cell>
          <table:table-cell table:style-name="Table1.C2" office:value-type="string">
            <text:p text:style-name="P6">2-avatar physics</text:p>
          </table:table-cell>
        </table:table-row>
        <table:table-row>
          <table:table-cell table:style-name="Table1.A2" office:value-type="string">
            <text:p text:style-name="P6">h-level 5</text:p>
          </table:table-cell>
          <table:table-cell table:style-name="Table1.A2" office:value-type="string">
            <text:p text:style-name="P6">h-3-groupoid</text:p>
          </table:table-cell>
          <table:table-cell table:style-name="Table1.C2" office:value-type="string">
            <text:p text:style-name="P6">3-avatar physics</text:p>
          </table:table-cell>
        </table:table-row>
        <table:table-row>
          <table:table-cell table:style-name="Table1.A2" office:value-type="string">
            <text:p text:style-name="P6">h-level <text:span text:style-name="T3">n+2</text:span></text:p>
          </table:table-cell>
          <table:table-cell table:style-name="Table1.A2" office:value-type="string">
            <text:p text:style-name="P6">h-<text:span text:style-name="T3">n</text:span>-groupoid</text:p>
          </table:table-cell>
          <table:table-cell table:style-name="Table1.C2" office:value-type="string">
            <text:p text:style-name="P6"><text:span text:style-name="T3">n</text:span>-avatar physics</text:p>
          </table:table-cell>
        </table:table-row>
        <table:table-row>
          <table:table-cell table:style-name="Table1.A2" office:value-type="string">
            <text:p text:style-name="P6">h-level <text:span text:style-name="T3">∞</text:span></text:p>
          </table:table-cell>
          <table:table-cell table:style-name="Table1.A2" office:value-type="string">
            <text:p text:style-name="P10">h-<text:span text:style-name="T4">∞</text:span><text:span text:style-name="T7">-</text:span><text:span text:style-name="T6">groupoid</text:span></text:p>
          </table:table-cell>
          <table:table-cell table:style-name="Table1.C2" office:value-type="string">
            <text:p text:style-name="P7"><text:span text:style-name="T3">∞</text:span><text:span text:style-name="T6">-</text:span><text:span text:style-name="T8">avatar physics</text:span></text:p>
          </table:table-cell>
        </table:table-row>
      </table:table>
      <text:p text:style-name="P1"/>
      <text:p text:style-name="P3">The intution is that in a Wolfram model<text:span text:style-name="T12"><text:reference-ref text:reference-format="text" text:ref-name="the wolfram physics project">[2]</text:reference-ref></text:span>, classical physics arises from classical computation by applying a single rule in an ordered way to construct a hypergraph, while quantum physics arises from applying the rule in an unordered way to construct a multiway-system.</text:p>
      <text:p text:style-name="P3"/>
      <text:p text:style-name="P4">Since the physical interpretation of Wolfram models depend on the nature of computation, one can assign different forms of computation to homotopy levels.</text:p>
      <text:p text:style-name="P4"/>
      <text:p text:style-name="P4">In classical physics, the computation corresponds to propositions,<text:line-break/>which can be thought of as determining the value of a bits, e.g. 0s or 1s.</text:p>
      <text:p text:style-name="P4"/>
      <text:p text:style-name="P4">In quantum physics, the computation corresponds to sets,</text:p>
      <text:p text:style-name="P4">because it only makes sense to talk about e.g. a particle being observed in a region of space-time.</text:p>
      <text:p text:style-name="P4"/>
      <text:p text:style-name="P4">When a qubit is observed in quantum computation, the h-level 2 is collapsed into h-level 1.</text:p>
      <text:p text:style-name="P4"/>
      <text:p text:style-name="P4">Therefore, it is natural to think of the possibility that there are higher h-levels of computation,</text:p>
      <text:p text:style-name="P4">which gives rise to higher theories of physics, <text:span text:style-name="T13">and which can be collapsed to lower levels</text:span>.</text:p>
      <text:p text:style-name="P4"/>
      <text:p text:style-name="P4">A symmetry `g` is a transformation of a set `S`, such that `g · S = S`<text:span text:style-name="T12"><text:reference-ref text:reference-format="text" text:ref-name="symmetry">[3]</text:reference-ref></text:span>.</text:p>
      <text:p text:style-name="P4">The set of all local symmetries forms a groupoid.<text:line-break/><text:line-break/>“<text:span text:style-name="T13">S</text:span>maller” theories of quantum physics, can be related to each other using <text:span text:style-name="T13">local </text:span>symmetries <text:span text:style-name="T13">to create a theory of physics at h-level 3</text:span>. <text:span text:style-name="T13">When two mathematical theories are related to each other using symmetry, t</text:span>his is an Avatar Extension<text:span text:style-name="T12"><text:reference-ref text:reference-format="text" text:ref-name="avatar extensions">[4]</text:reference-ref></text:span>, so “<text:span text:style-name="T13">n-</text:span>avatar physics” <text:span text:style-name="T13">is physics about n-groupoids</text:span>.</text:p>
      <text:h text:style-name="P11" text:outline-level="3">References:</text:h>
      <text:p text:style-name="P1"/>
      <text:p text:style-name="P1"><text:reference-mark-start text:name="homotopy level"/>[1]<text:reference-mark-end text:name="homotopy level"/><text:tab/>“homotopy level”</text:p>
      <text:p text:style-name="P1"><text:tab/>nLab</text:p>
      <text:p text:style-name="P1"><text:tab/><text:a xlink:type="simple" xlink:href="https://ncatlab.org/nlab/show/homotopy+level" text:style-name="Internet_20_link" text:visited-style-name="Visited_20_Internet_20_Link"><text:span text:style-name="T1">https://ncatlab.org/nlab/show/homotopy+level</text:span></text:a></text:p>
      <text:p text:style-name="P1"/>
      <text:p text:style-name="P3"><text:reference-mark-start text:name="the wolfram physics project"/>[2]<text:reference-mark-end text:name="the wolfram physics project"/><text:tab/>“The Wolfram Physics Project”</text:p>
      <text:p text:style-name="P3"><text:tab/>A Project to Find the Fundamental Theory of Physics</text:p>
      <text:p text:style-name="P3"><text:tab/><text:a xlink:type="simple" xlink:href="https://wolframphysics.org/" text:style-name="Internet_20_link" text:visited-style-name="Visited_20_Internet_20_Link"><text:span text:style-name="T1">https://wolframphysics.org/</text:span></text:a></text:p>
      <text:p text:style-name="P3"/>
      <text:p text:style-name="P5"><text:reference-mark-start text:name="symmetry"/>[3]<text:reference-mark-end text:name="symmetry"/><text:tab/>“Symmetry Groupoids and Signatures of Geometric Objects”</text:p>
      <text:p text:style-name="P5"><text:tab/>Peter J. Olver</text:p>
      <text:p text:style-name="P5"><text:tab/><text:a xlink:type="simple" xlink:href="http://www-users.math.umn.edu/~olver/t_/sgsgo.pdf" text:style-name="Internet_20_link" text:visited-style-name="Visited_20_Internet_20_Link"><text:span text:style-name="T1">http://www-users.math.umn.edu/~olver/t_/sgsgo.pdf</text:span></text:a></text:p>
      <text:p text:style-name="P5"/>
      <text:p text:style-name="P5"><text:reference-mark-start text:name="avatar extensions"/>[4]<text:reference-mark-end text:name="avatar extensions"/><text:tab/>“Avatar Extensions”</text:p>
      <text:p text:style-name="P5"><text:tab/>AdvancedResearch – Summary page of Avatar Extensions</text:p>
      <text:p text:style-name="P5"><text:tab/><text:a xlink:type="simple" xlink:href="https://advancedresearch.github.io/avatar-extensions/summary.html" text:style-name="Internet_20_link" text:visited-style-name="Visited_20_Internet_20_Link"><text:span text:style-name="T1">https://advancedresearch.github.io/avatar-extensions/summary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8:29:14.746993000</meta:creation-date>
    <dc:date>2021-02-21T19:20:00.071130000</dc:date>
    <meta:editing-duration>PT8M43S</meta:editing-duration>
    <meta:editing-cycles>1</meta:editing-cycles>
    <meta:document-statistic meta:table-count="1" meta:image-count="0" meta:object-count="0" meta:page-count="2" meta:paragraph-count="54" meta:word-count="377" meta:character-count="2551" meta:non-whitespace-character-count="2218"/>
    <meta:generator>LibreOffice/5.1.2.2$MacOSX_X86_64 LibreOffice_project/d3bf12ecb743fc0d20e0be0c58ca359301eb705f</meta:generator>
  </office:meta>
</office:document-meta>
</file>